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thJax Main" svg:font-family="'MathJax Main'"/>
    <style:font-face style:name="MathJax Math" svg:font-family="'MathJax Math'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8.2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table:align="left"/>
    </style:style>
    <style:style style:name="Table2.A" style:family="table-column">
      <style:table-column-properties style:column-width="8.25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0000ff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3" style:family="paragraph" style:parent-style-name="Standard">
      <style:paragraph-properties fo:line-height="100%" fo:orphans="0" fo:widows="0"/>
      <style:text-properties fo:color="#0000ff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5" style:family="paragraph" style:parent-style-name="Standard" style:master-page-name="Standard">
      <style:paragraph-properties fo:text-align="justify" style:justify-single-word="false" style:page-number="1"/>
    </style:style>
    <style:style style:name="P6" style:family="paragraph" style:parent-style-name="Standard">
      <style:paragraph-properties fo:line-height="100%" fo:orphans="0" fo:widows="0"/>
      <style:text-properties fo:color="#38761d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7" style:family="paragraph" style:parent-style-name="Standard">
      <style:paragraph-properties fo:line-height="100%" fo:orphans="0" fo:widows="0"/>
      <style:text-properties fo:color="#0000ff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8" style:family="paragraph" style:parent-style-name="Standard">
      <style:paragraph-properties fo:line-height="100%" fo:orphans="0" fo:widows="0"/>
      <style:text-properties fo:color="#0000ff" style:font-name="Comic Sans MS" fo:font-size="14pt" fo:font-weight="bold" officeooo:rsid="000db3bf" officeooo:paragraph-rsid="000db3bf" style:font-name-asian="Comic Sans MS1" style:font-size-asian="14pt" style:font-weight-asian="bold" style:font-name-complex="Comic Sans MS1" style:font-size-complex="14pt"/>
    </style:style>
    <style:style style:name="P9" style:family="paragraph" style:parent-style-name="Standard">
      <style:paragraph-properties fo:line-height="100%" fo:orphans="0" fo:widows="0"/>
      <style:text-properties fo:color="#0000ff" style:font-name="Comic Sans MS" fo:font-size="14pt" fo:font-weight="bold" officeooo:rsid="000b6488" officeooo:paragraph-rsid="000b6488" style:font-name-asian="Comic Sans MS1" style:font-size-asian="14pt" style:font-weight-asian="bold" style:font-name-complex="Comic Sans MS1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Comic Sans MS" fo:font-size="14pt" fo:font-weight="bold" officeooo:paragraph-rsid="000db3bf" style:font-name-asian="Comic Sans MS1" style:font-size-asian="14pt" style:font-weight-asian="bold" style:font-name-complex="Comic Sans MS1" style:font-size-complex="14pt"/>
    </style:style>
    <style:style style:name="T1" style:family="text">
      <style:text-properties fo:color="#ff0000"/>
    </style:style>
    <style:style style:name="T2" style:family="text">
      <style:text-properties fo:color="#ff0000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T3" style:family="text">
      <style:text-properties fo:color="#ff0000" style:font-name="Comic Sans MS" fo:font-size="14pt" style:text-underline-style="solid" style:text-underline-width="auto" style:text-underline-color="font-color" fo:font-weight="bold" style:font-name-asian="Comic Sans MS1" style:font-size-asian="14pt" style:font-weight-asian="bold" style:font-name-complex="Comic Sans MS1" style:font-size-complex="14pt"/>
    </style:style>
    <style:style style:name="T4" style:family="text">
      <style:text-properties fo:color="#ff0000" fo:font-style="italic"/>
    </style:style>
    <style:style style:name="T5" style:family="text">
      <style:text-properties fo:color="#ff0000" fo:font-style="italic" officeooo:rsid="000c16a6"/>
    </style:style>
    <style:style style:name="T6" style:family="text">
      <style:text-properties fo:color="#0000ff"/>
    </style:style>
    <style:style style:name="T7" style:family="text">
      <style:text-properties fo:color="#0000ff"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T8" style:family="text">
      <style:text-properties fo:color="#0000ff" style:font-name="MathJax Math" fo:font-style="italic"/>
    </style:style>
    <style:style style:name="T9" style:family="text">
      <style:text-properties fo:color="#0000ff" style:font-name="MathJax Math" fo:font-style="italic" officeooo:rsid="000c16a6"/>
    </style:style>
    <style:style style:name="T10" style:family="text">
      <style:text-properties fo:color="#0000ff" style:font-name="MathJax Main"/>
    </style:style>
    <style:style style:name="T11" style:family="text">
      <style:text-properties fo:color="#0000ff" style:font-name="MathJax Main" fo:font-style="italic"/>
    </style:style>
    <style:style style:name="T12" style:family="text">
      <style:text-properties style:font-name="Comic Sans MS" fo:font-size="14pt" fo:font-weight="bold" style:font-name-asian="Comic Sans MS1" style:font-size-asian="14pt" style:font-weight-asian="bold" style:font-name-complex="Comic Sans MS1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EX2 </text:span><text:span text:style-name="T7">- Mostrar a melhor função de Ajuste para Insercao1 e Insercao2.</text:span></text:p>
      <text:p text:style-name="P2"/>
      <text:p text:style-name="P1"><text:span text:style-name="T12">Os seguintes resultados foram obtidos para </text:span><text:span text:style-name="T2">INSERCAO1</text:span><text:span text:style-name="T12">: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6">n =</text:p>
          </table:table-cell>
          <table:table-cell table:style-name="Table1.A1" office:value-type="string">
            <text:p text:style-name="P6">comp =</text:p>
          </table:table-cell>
        </table:table-row>
        <table:table-row table:style-name="Table1.1"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9">15</text:p>
          </table:table-cell>
        </table:table-row>
        <table:table-row table:style-name="Table1.1">
          <table:table-cell table:style-name="Table1.A1" office:value-type="string">
            <text:p text:style-name="P3">100</text:p>
          </table:table-cell>
          <table:table-cell table:style-name="Table1.A1" office:value-type="string">
            <text:p text:style-name="P9">1275</text:p>
          </table:table-cell>
        </table:table-row>
        <table:table-row table:style-name="Table1.1">
          <table:table-cell table:style-name="Table1.A1" office:value-type="string">
            <text:p text:style-name="P3">1000</text:p>
          </table:table-cell>
          <table:table-cell table:style-name="Table1.A1" office:value-type="string">
            <text:p text:style-name="P9">125250</text:p>
          </table:table-cell>
        </table:table-row>
        <table:table-row table:style-name="Table1.1">
          <table:table-cell table:style-name="Table1.A1" office:value-type="string">
            <text:p text:style-name="P3">10000</text:p>
          </table:table-cell>
          <table:table-cell table:style-name="Table1.A1" office:value-type="string">
            <text:p text:style-name="P9">12502500</text:p>
          </table:table-cell>
        </table:table-row>
        <table:table-row table:style-name="Table1.1">
          <table:table-cell table:style-name="Table1.A1" office:value-type="string">
            <text:p text:style-name="P3">100000</text:p>
          </table:table-cell>
          <table:table-cell table:style-name="Table1.A1" office:value-type="string">
            <text:p text:style-name="P9">1250025000</text:p>
          </table:table-cell>
        </table:table-row>
      </table:table>
      <text:p text:style-name="P4">O ajuste de uma função com esses 5 pontos, feitos usando o site:</text:p>
      <text:p text:style-name="P1"><text:a xlink:type="simple" xlink:href="https://pt.planetcalc.com/5992/" text:style-name="ListLabel_20_1" text:visited-style-name="ListLabel_20_1"><text:span text:style-name="T3">https://pt.planetcalc.com/5992/</text:span></text:a></text:p>
      <text:p text:style-name="P4">mostra <text:s/>que o melhor ajuste é a função:</text:p>
      <text:p text:style-name="P11"><text:span text:style-name="T8">y</text:span><text:bookmark text:name="MathJax-Span-392"/><text:span text:style-name="T11">=</text:span><text:bookmark text:name="MathJax-Span-393"/><text:span text:style-name="T8">−</text:span><text:bookmark text:name="MathJax-Span-394"/><text:span text:style-name="T11">0.0000</text:span><text:bookmark text:name="MathJax-Span-396"/><text:bookmark text:name="MathJax-Span-395"/><text:span text:style-name="T8">x</text:span><text:span text:style-name="T9">²</text:span><text:bookmark text:name="MathJax-Span-398"/><text:span text:style-name="T11">+</text:span><text:bookmark text:name="MathJax-Span-399"/><text:span text:style-name="T11">0.0721</text:span><text:bookmark text:name="MathJax-Span-400"/><text:span text:style-name="T8">x</text:span><text:bookmark text:name="MathJax-Span-401"/><text:span text:style-name="T11">+</text:span><text:bookmark text:name="MathJax-Span-402"/><text:span text:style-name="T11">8.9188</text:span><text:bookmark text:name="MathJax-Span-136"/><text:span text:style-name="T10"> </text:span><text:span text:style-name="T6"><text:s/></text:span><text:span text:style-name="T1">com erro relativo de 0% (!!)</text:span></text:p>
      <text:p text:style-name="P4"/>
      <text:p text:style-name="P4"/>
      <text:p text:style-name="P1"><text:span text:style-name="T12">Os seguintes resultados foram obtidos para </text:span><text:span text:style-name="T2">INSERCAO2</text:span><text:span text:style-name="T12">: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6">n =</text:p>
          </table:table-cell>
          <table:table-cell table:style-name="Table2.A1" office:value-type="string">
            <text:p text:style-name="P6">comp =</text:p>
          </table:table-cell>
        </table:table-row>
        <table:table-row table:style-name="Table2.1">
          <table:table-cell table:style-name="Table2.A1" office:value-type="string">
            <text:p text:style-name="P3">10</text:p>
          </table:table-cell>
          <table:table-cell table:style-name="Table2.A1" office:value-type="string">
            <text:p text:style-name="P8">9</text:p>
          </table:table-cell>
        </table:table-row>
        <table:table-row table:style-name="Table2.1">
          <table:table-cell table:style-name="Table2.A1" office:value-type="string">
            <text:p text:style-name="P3">100</text:p>
          </table:table-cell>
          <table:table-cell table:style-name="Table2.A1" office:value-type="string">
            <text:p text:style-name="P8">99</text:p>
          </table:table-cell>
        </table:table-row>
        <table:table-row table:style-name="Table2.1">
          <table:table-cell table:style-name="Table2.A1" office:value-type="string">
            <text:p text:style-name="P3">1000</text:p>
          </table:table-cell>
          <table:table-cell table:style-name="Table2.A1" office:value-type="string">
            <text:p text:style-name="P8">999</text:p>
          </table:table-cell>
        </table:table-row>
        <table:table-row table:style-name="Table2.1">
          <table:table-cell table:style-name="Table2.A1" office:value-type="string">
            <text:p text:style-name="P3">10000</text:p>
          </table:table-cell>
          <table:table-cell table:style-name="Table2.A1" office:value-type="string">
            <text:p text:style-name="P8">9999</text:p>
          </table:table-cell>
        </table:table-row>
        <table:table-row table:style-name="Table2.1">
          <table:table-cell table:style-name="Table2.A1" office:value-type="string">
            <text:p text:style-name="P3">100000</text:p>
          </table:table-cell>
          <table:table-cell table:style-name="Table2.A1" office:value-type="string">
            <text:p text:style-name="P8">99999</text:p>
          </table:table-cell>
        </table:table-row>
      </table:table>
      <text:p text:style-name="P4">O ajuste de uma função com esses 5 pontos, feitos usando o site:</text:p>
      <text:p text:style-name="P1"><text:a xlink:type="simple" xlink:href="https://pt.planetcalc.com/5992/" text:style-name="ListLabel_20_1" text:visited-style-name="ListLabel_20_1"><text:span text:style-name="T3">https://pt.planetcalc.com/5992/</text:span></text:a></text:p>
      <text:p text:style-name="P4">mostra <text:s/>que o melhor ajuste é a função:</text:p>
      <text:p text:style-name="P11"><text:span text:style-name="T8">y</text:span><text:bookmark text:name="MathJax-Span-269"/><text:span text:style-name="T11">=</text:span><text:bookmark text:name="MathJax-Span-270"/><text:span text:style-name="T11">0.0000</text:span><text:bookmark text:name="MathJax-Span-272"/><text:bookmark text:name="MathJax-Span-271"/><text:span text:style-name="T8">x</text:span><text:bookmark text:name="MathJax-Span-273"/><text:span text:style-name="T9">²</text:span><text:bookmark text:name="MathJax-Span-274"/><text:span text:style-name="T11">+</text:span><text:bookmark text:name="MathJax-Span-275"/><text:span text:style-name="T11">1.0000</text:span><text:bookmark text:name="MathJax-Span-276"/><text:span text:style-name="T8">x</text:span><text:bookmark text:name="MathJax-Span-277"/><text:span text:style-name="T11">+</text:span><text:bookmark text:name="MathJax-Span-278"/><text:span text:style-name="T11">1.0000 </text:span><text:span text:style-name="T5">co</text:span><text:span text:style-name="T4">m erro relativo de 0% (!!)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thJax Main" svg:font-family="'MathJax Main'"/>
    <style:font-face style:name="MathJax Math" svg:font-family="'MathJax Math'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ff0000" style:font-name="Comic Sans MS" fo:font-family="'Comic Sans MS'" style:font-family-generic="roman" style:font-pitch="variable" fo:font-size="14pt" style:text-underline-style="solid" style:text-underline-width="auto" style:text-underline-color="font-color" fo:font-weight="bold" style:font-name-asian="Comic Sans MS1" style:font-family-asian="'Comic Sans MS'" style:font-family-generic-asian="system" style:font-pitch-asian="variable" style:font-size-asian="14pt" style:font-weight-asian="bold" style:font-name-complex="Comic Sans MS1" style:font-family-complex="'Comic Sans MS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2-25T20:50:49.384161402</dc:date>
    <meta:editing-duration>PT3M20S</meta:editing-duration>
    <meta:editing-cycles>1</meta:editing-cycles>
    <meta:document-statistic meta:table-count="2" meta:image-count="0" meta:object-count="0" meta:page-count="1" meta:paragraph-count="35" meta:word-count="116" meta:character-count="654" meta:non-whitespace-character-count="574"/>
  </office:meta>
</office:document-meta>
</file>